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Standard">
      <style:paragraph-properties fo:text-align="center" style:justify-single-word="false"/>
    </style:style>
    <style:style style:name="P4" style:family="paragraph" style:parent-style-name="Standard">
      <style:text-properties fo:font-size="10pt" fo:language="en" fo:country="US" style:font-size-asian="10pt" style:language-asian="zxx" style:country-asian="none" style:font-size-complex="10pt" style:language-complex="zxx" style:country-complex="none"/>
    </style:style>
    <style:style style:name="P5" style:family="paragraph" style:parent-style-name="Standard">
      <style:text-properties style:font-name="Courier New" fo:language="en" fo:country="US" style:language-asian="zxx" style:country-asian="none" style:language-complex="zxx" style:country-complex="none"/>
    </style:style>
    <style:style style:name="P6"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7" style:family="paragraph" style:parent-style-name="Table_20_Contents">
      <style:text-properties fo:font-size="10pt" fo:language="en" fo:country="US" style:font-size-asian="10pt" style:language-asian="zxx" style:country-asian="none" style:font-size-complex="10pt" style:language-complex="zxx" style:country-complex="none"/>
    </style:style>
    <style:style style:name="P8" style:family="paragraph" style:parent-style-name="Standard" style:list-style-name="L1">
      <style:text-properties fo:language="en" fo:country="US" style:language-asian="zxx" style:country-asian="none" style:language-complex="zxx" style:country-complex="none"/>
    </style:style>
    <style:style style:name="P9" style:family="paragraph" style:parent-style-name="Standard">
      <style:text-properties fo:language="en" fo:country="US" officeooo:paragraph-rsid="001146b7" style:language-asian="zxx" style:country-asian="none" style:language-complex="zxx" style:country-complex="none"/>
    </style:style>
    <style:style style:name="P10" style:family="paragraph" style:parent-style-name="Standard">
      <style:text-properties fo:language="en" fo:country="US" officeooo:paragraph-rsid="001233b9" style:language-asian="zxx" style:country-asian="none" style:language-complex="zxx" style:country-complex="none"/>
    </style:style>
    <style:style style:name="P11" style:family="paragraph" style:parent-style-name="Standard">
      <style:text-properties fo:language="en" fo:country="US" officeooo:paragraph-rsid="0013440c" style:language-asian="zxx" style:country-asian="none" style:language-complex="zxx" style:country-complex="none"/>
    </style:style>
    <style:style style:name="P12" style:family="paragraph" style:parent-style-name="Standard">
      <style:paragraph-properties fo:text-align="start" style:justify-single-word="false"/>
      <style:text-properties fo:language="en" fo:country="US" officeooo:paragraph-rsid="001146b7" style:language-asian="zxx" style:country-asian="none" style:language-complex="zxx" style:country-complex="none"/>
    </style:style>
    <style:style style:name="P13" style:family="paragraph" style:parent-style-name="Standard">
      <style:paragraph-properties fo:text-align="start" style:justify-single-word="false"/>
      <style:text-properties fo:language="en" fo:country="US" officeooo:paragraph-rsid="0018a575" style:language-asian="zxx" style:country-asian="none" style:language-complex="zxx" style:country-complex="none"/>
    </style:style>
    <style:style style:name="P14" style:family="paragraph" style:parent-style-name="Standard">
      <style:text-properties fo:language="en" fo:country="US" officeooo:paragraph-rsid="0016bd03" style:language-asian="zxx" style:country-asian="none" style:language-complex="zxx" style:country-complex="none"/>
    </style:style>
    <style:style style:name="P15" style:family="paragraph" style:parent-style-name="Standard">
      <style:text-properties fo:language="en" fo:country="US" officeooo:paragraph-rsid="0018a575" style:language-asian="zxx" style:country-asian="none" style:language-complex="zxx" style:country-complex="none"/>
    </style:style>
    <style:style style:name="P16" style:family="paragraph" style:parent-style-name="Standard">
      <style:paragraph-properties fo:text-align="center" style:justify-single-word="false"/>
      <style:text-properties fo:font-size="18pt" fo:language="en" fo:country="US" fo:font-weight="bold" officeooo:paragraph-rsid="001146b7" style:font-size-asian="18pt" style:language-asian="zxx" style:country-asian="none" style:font-weight-asian="bold" style:font-size-complex="18pt" style:language-complex="zxx" style:country-complex="none" style:font-weight-complex="bold"/>
    </style:style>
    <style:style style:name="P17" style:family="paragraph" style:parent-style-name="Standard">
      <style:paragraph-properties fo:text-align="start" style:justify-single-word="false"/>
      <style:text-properties style:font-name="Courier New" fo:font-size="10pt" fo:language="en" fo:country="US" fo:font-weight="bold" officeooo:paragraph-rsid="0013440c" style:font-size-asian="10pt" style:language-asian="zxx" style:country-asian="none" style:font-weight-asian="bold" style:font-size-complex="10pt" style:language-complex="zxx" style:country-complex="none" style:font-weight-complex="bold"/>
    </style:style>
    <style:style style:name="P18" style:family="paragraph" style:parent-style-name="Standard" style:list-style-name="L2">
      <style:text-properties officeooo:paragraph-rsid="0014d973"/>
    </style:style>
    <style:style style:name="P19" style:family="paragraph" style:parent-style-name="Standard" style:list-style-name="L2">
      <style:text-properties officeooo:paragraph-rsid="0016bd03"/>
    </style:style>
    <style:style style:name="P20" style:family="paragraph" style:parent-style-name="Standard" style:list-style-name="L3">
      <style:text-properties officeooo:paragraph-rsid="0016bd03"/>
    </style:style>
    <style:style style:name="P21" style:family="paragraph" style:parent-style-name="Standard" style:list-style-name="L4">
      <style:text-properties officeooo:paragraph-rsid="0016bd03"/>
    </style:style>
    <style:style style:name="P22" style:family="paragraph" style:parent-style-name="Standard" style:list-style-name="L6">
      <style:text-properties officeooo:paragraph-rsid="0016bd03"/>
    </style:style>
    <style:style style:name="P23" style:family="paragraph" style:parent-style-name="Standard" style:list-style-name="L2">
      <style:paragraph-properties fo:background-color="transparent">
        <style:background-image/>
      </style:paragraph-properties>
      <style:text-properties officeooo:paragraph-rsid="0013440c"/>
    </style:style>
    <style:style style:name="P24" style:family="paragraph" style:parent-style-name="Standard" style:list-style-name="L2">
      <style:paragraph-properties style:writing-mode="lr-tb"/>
      <style:text-properties officeooo:paragraph-rsid="0016bd03"/>
    </style:style>
    <style:style style:name="P25" style:family="paragraph" style:parent-style-name="Standard">
      <style:paragraph-properties fo:margin-left="1.245cm" fo:margin-right="0cm" fo:text-indent="0cm" style:auto-text-indent="false"/>
      <style:text-properties style:font-name="Courier New" fo:font-size="9pt" fo:language="en" fo:country="US" officeooo:paragraph-rsid="0016bd03" style:font-size-asian="9pt" style:language-asian="zxx" style:country-asian="none" style:font-size-complex="9pt" style:language-complex="zxx" style:country-complex="none"/>
    </style:style>
    <style:style style:name="P26" style:family="paragraph" style:parent-style-name="Heading_20_1">
      <style:text-properties fo:language="en" fo:country="US" style:language-asian="zxx" style:country-asian="none" style:language-complex="zxx" style:country-complex="none"/>
    </style:style>
    <style:style style:name="P27" style:family="paragraph" style:parent-style-name="Heading_20_2">
      <style:text-properties fo:language="en" fo:country="US" style:language-asian="zxx" style:country-asian="none" style:language-complex="zxx" style:country-complex="non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officeooo:rsid="001146b7" style:font-weight-asian="bold" style:font-weight-complex="bold"/>
    </style:style>
    <style:style style:name="T4" style:family="text">
      <style:text-properties officeooo:rsid="001146b7"/>
    </style:style>
    <style:style style:name="T5" style:family="text">
      <style:text-properties fo:language="en" fo:country="US" officeooo:rsid="001146b7" style:language-asian="zxx" style:country-asian="none" style:language-complex="zxx" style:country-complex="none"/>
    </style:style>
    <style:style style:name="T6" style:family="text">
      <style:text-properties fo:language="en" fo:country="US" officeooo:rsid="0013440c" style:language-asian="zxx" style:country-asian="none" style:language-complex="zxx" style:country-complex="none"/>
    </style:style>
    <style:style style:name="T7" style:family="text">
      <style:text-properties fo:language="en" fo:country="US" officeooo:rsid="0014d973" style:language-asian="zxx" style:country-asian="none" style:language-complex="zxx" style:country-complex="none"/>
    </style:style>
    <style:style style:name="T8" style:family="text">
      <style:text-properties fo:language="en" fo:country="US" officeooo:rsid="0016bd03" style:language-asian="zxx" style:country-asian="none" style:language-complex="zxx" style:country-complex="none"/>
    </style:style>
    <style:style style:name="T9" style:family="text">
      <style:text-properties fo:language="en" fo:country="US" fo:font-weight="bold" officeooo:rsid="001146b7" style:language-asian="zxx" style:country-asian="none" style:font-weight-asian="bold" style:language-complex="zxx" style:country-complex="none" style:font-weight-complex="bold"/>
    </style:style>
    <style:style style:name="T10" style:family="text">
      <style:text-properties fo:language="en" fo:country="US" fo:font-weight="bold" officeooo:rsid="0016bd03" style:language-asian="zxx" style:country-asian="none" style:font-weight-asian="bold" style:language-complex="zxx" style:country-complex="none" style:font-weight-complex="bold"/>
    </style:style>
    <style:style style:name="T11" style:family="text">
      <style:text-properties officeooo:rsid="0013440c"/>
    </style:style>
    <style:style style:name="T12" style:family="text">
      <style:text-properties fo:color="#000000" fo:language="en" fo:country="US" fo:font-weight="bold" officeooo:rsid="001146b7" style:language-asian="zxx" style:country-asian="none" style:font-weight-asian="bold" style:language-complex="zxx" style:country-complex="none" style:font-weight-complex="bold"/>
    </style:style>
    <style:style style:name="T13" style:family="text">
      <style:text-properties officeooo:rsid="0016bd03"/>
    </style:style>
    <style:style style:name="T14" style:family="text">
      <style:text-properties style:font-name="Courier New" officeooo:rsid="001146b7"/>
    </style:style>
    <style:style style:name="T15" style:family="text">
      <style:text-properties style:font-name="Courier New" fo:font-size="8pt" officeooo:rsid="001146b7" style:font-size-asian="8pt" style:font-size-complex="8pt"/>
    </style:style>
    <style:style style:name="T16" style:family="text">
      <style:text-properties officeooo:rsid="0018a5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4">Tcl programming to use the telescope driver libtelscript</text:span></text:p>
      <text:p text:style-name="P2">Alain Klotz 201<text:span text:style-name="T4">3 february 2</text:span></text:p>
      <text:p text:style-name="P2"/>
      <text:h text:style-name="Heading_20_1" text:outline-level="1"><text:span text:style-name="T11">1. Introduction</text:span></text:h>
      <text:p text:style-name="P11"><text:span text:style-name="T4">Driving a telescope with AudeLA is based on a Tcl </text:span><text:span text:style-name="T11">instantiation</text:span><text:span text:style-name="T4"> of an AudeLA object called tel1. The driver itself is </text:span><text:span text:style-name="T11">written</text:span><text:span text:style-name="T4"> in C/C++ code (source codes in audela/src/libtel). </text:span></text:p>
      <text:p text:style-name="P10"><text:span text:style-name="T4"/></text:p>
      <text:p text:style-name="P11"><text:span text:style-name="T4">As a consequence, an astronomer interested to develop a new telescope driver for AudeLA must program the corresponding C/C++ code that is not easy for most astronomers. The libtelscript telescope library is a programmed C/C++ telescope driver for AudeLA that calls a Tcl script every few milliseconds. By this way it becomes possible to develop a Tcl script that can drive a telescope.</text:span></text:p>
      <text:h text:style-name="Heading_20_1" text:outline-level="1"><text:span text:style-name="T11">2. An example</text:span></text:h>
      <text:p text:style-name="P11"><text:span text:style-name="T4">The telscript_template_equatorial.tcl script simulates a basic equatorial telescope driver. To test this driver, type the following terminal command:</text:span></text:p>
      <text:p text:style-name="P11"><text:span text:style-name="T4"/></text:p>
      <text:p text:style-name="P17"><text:span text:style-name="T11">tel::create telscript -telname mytel -script $audace(rep_install)/gui/audace/plugin/mount/telscript/telscript_template_equatorial.tcl -home \{$audace(posobs,observateur,gps)\}</text:span></text:p>
      <text:p text:style-name="P11"><text:span text:style-name="T4"><text:line-break/>During the creation of tel1, firstly the script telscript_template_equatorial.tcl is sourced. This script must contains at less two procs: </text:span><text:span text:style-name="T3">setup</text:span><text:span text:style-name="T4"> and </text:span><text:span text:style-name="T3">loop</text:span><text:span text:style-name="T4"> (with no input param</text:span><text:span text:style-name="T11">e</text:span><text:span text:style-name="T4">ters). Secondly, the proc setup is called. The contents of the setup proc should establish the physical connections with the telescope controller. Thirdly, the proc loop is called inside an infinite loop. The proc loop should contain the code to process the actions to drive the telescope. After the creation, the tel1 commands like "tel1 radec coord" and others can be used.</text:span></text:p>
      <text:h text:style-name="Heading_20_1" text:outline-level="1"><text:span text:style-name="T11">3. Variable exhange between C and Tcl</text:span></text:h>
      <text:p text:style-name="P11"><text:span text:style-name="T4"/></text:p>
      <text:p text:style-name="P11"><text:span text:style-name="T4">The Tcl array telscript is used to </text:span><text:span text:style-name="T11">exchange</text:span><text:span text:style-name="T4"> data between the Tcl script and the C code of libtelscript. For this reason, don't forget to write global telscript as the first line of the procs of the script. Anyway, the variable telscript(def,telname) contains the name defined by the -telname option (=telscript_template_equatorial by default). Herafter we designed telname the value of telscript(def,telname).</text:span></text:p>
      <text:h text:style-name="Heading_20_2" text:outline-level="2"><text:span text:style-name="T13">3.1. From C to Tcl</text:span></text:h>
      <text:p text:style-name="P11"><text:span text:style-name="T4">Before calling the loop proc, the following variables are updated from tel1 functions:</text:span></text:p>
      <text:p text:style-name="P11"><text:span text:style-name="T4"/></text:p>
      <text:list xml:id="list30550087" text:style-name="L2">
        <text:list-item>
          <text:p text:style-name="P23"><text:span text:style-name="T12">telscript($telname,action_next)</text:span><text:span text:style-name="T5"> </text:span><text:span text:style-name="T7">can be equal to one of the following values:</text:span><text:span text:style-name="T5"> </text:span><text:span text:style-name="T7">"</text:span><text:span text:style-name="T5">motor_on</text:span><text:span text:style-name="T7">"</text:span><text:span text:style-name="T5"> </text:span><text:span text:style-name="T7">"</text:span><text:span text:style-name="T5">motor_off</text:span><text:span text:style-name="T7">"</text:span><text:span text:style-name="T5"> </text:span><text:span text:style-name="T7">"</text:span><text:span text:style-name="T5">motor_stop</text:span><text:span text:style-name="T7">"</text:span><text:span text:style-name="T5"> </text:span><text:span text:style-name="T7">"</text:span><text:span text:style-name="T5">radec_init radec_goto</text:span><text:span text:style-name="T7">"</text:span><text:span text:style-name="T5"> </text:span><text:span text:style-name="T7">"</text:span><text:span text:style-name="T5">hadec_init</text:span><text:span text:style-name="T7">"</text:span><text:span text:style-name="T5"> </text:span><text:span text:style-name="T7">"</text:span><text:span text:style-name="T5">hadec_goto</text:span><text:span text:style-name="T7">"</text:span><text:span text:style-name="T5"> </text:span><text:span text:style-name="T7">"</text:span><text:span text:style-name="T5">move_start</text:span><text:span text:style-name="T7">". these</text:span><text:span text:style-name="T5"> </text:span><text:span text:style-name="T7">values are automatically </text:span><text:span text:style-name="T6">p</text:span><text:span text:style-name="T5">rovided by "tel1 radec motor on|off" "tel1 radec stop" "tel1 radec init" "tel1 radec goto" "tel1 hadec init" "tel1 hadec goto" "tel1 radec move".<text:line-break/></text:span></text:p>
        </text:list-item>
        <text:list-item>
          <text:p text:style-name="P18"><text:span text:style-name="T9">telscript($telname,action_prev)</text:span><text:span text:style-name="T5"> = previous action before moving by the move or by a goto. </text:span><text:span text:style-name="T7">See </text:span><text:span text:style-name="T5">telscript($telname,action_</text:span><text:span text:style-name="T7">next</text:span><text:span text:style-name="T5">) </text:span><text:span text:style-name="T7">for the values provided.</text:span></text:p>
          <text:p text:style-name="P18"><text:span text:style-name="T5"/></text:p>
        </text:list-item>
        <text:list-item>
          <text:p text:style-name="P18"><text:span text:style-name="T9">telscript($telname,ha0)</text:span><text:span text:style-name="T5"> = Hour angle position to reach for the next GOTO or for the next </text:span><text:soft-page-break/><text:span text:style-name="T5">MATCH</text:span><text:span text:style-name="T7">. </text:span><text:span text:style-name="T5">Provided by "tel1 hadec init" "tel1 hadec goto"</text:span></text:p>
          <text:p text:style-name="P18"><text:span text:style-name="T5"/></text:p>
        </text:list-item>
        <text:list-item>
          <text:p text:style-name="P19"><text:span text:style-name="T9">telscript($telname,ra0)</text:span><text:span text:style-name="T5"> = Right Ascension position to reach for the next GOTO or for the next MATCH </text:span><text:span text:style-name="T8">p</text:span><text:span text:style-name="T5">rovided by "tel1 radec init" "tel1 radec goto".</text:span></text:p>
          <text:p text:style-name="P19"><text:span text:style-name="T5"/></text:p>
        </text:list-item>
        <text:list-item>
          <text:p text:style-name="P19"><text:span text:style-name="T9">telscript($telname,dec0)</text:span><text:span text:style-name="T5"> = Declination position to reach for the next GOTO or for the next MATCH Provided by "tel1 radec init" "tel1 radec goto" "tel1 hadec init" "tel1 hadec goto"</text:span></text:p>
          <text:p text:style-name="P19"><text:span text:style-name="T5"/></text:p>
        </text:list-item>
        <text:list-item>
          <text:p text:style-name="P19"><text:span text:style-name="T9">telscript($telname,radec_move_rate)</text:span><text:span text:style-name="T5"> = Speed (0 to 1) for movin</text:span><text:span text:style-name="T8">g. P</text:span><text:span text:style-name="T5">rovided by "tel1 radec move"</text:span></text:p>
          <text:p text:style-name="P19"><text:span text:style-name="T5"/></text:p>
        </text:list-item>
        <text:list-item>
          <text:p text:style-name="P24"><text:span text:style-name="T9">telscript($telname,move_direction)</text:span><text:span text:style-name="T5"> = Direction (n,s,e,w) for moving. Provided by "tel1 radec move"</text:span></text:p>
          <text:p text:style-name="P24"><text:span text:style-name="T5"/></text:p>
        </text:list-item>
      </text:list>
      <text:h text:style-name="Heading_20_2" text:outline-level="2"><text:span text:style-name="T13">3.2. From Tcl to C</text:span></text:h>
      <text:p text:style-name="P14"><text:span text:style-name="T4">After calling the loop proc, the following variables are commited<text:line-break/>to the C code to be used by tel1 functions:</text:span></text:p>
      <text:p text:style-name="P14"><text:span text:style-name="T4"/></text:p>
      <text:list xml:id="list31704417" text:style-name="L3">
        <text:list-item>
          <text:p text:style-name="P20"><text:span text:style-name="T9">telscript($telname,coord_app_cod_deg_ra)</text:span><text:span text:style-name="T5"> = Current Right Ascension position. Used by "tel1 radec coord"</text:span></text:p>
          <text:p text:style-name="P20"><text:span text:style-name="T9"/></text:p>
        </text:list-item>
        <text:list-item>
          <text:p text:style-name="P20"><text:span text:style-name="T9">telscript($telname,coord_app_cod_deg_dec)</text:span><text:span text:style-name="T5"> = Current Declination position. Used by "tel1 radec coord" "tel1 hadec coord"</text:span></text:p>
          <text:p text:style-name="P20"><text:span text:style-name="T9"/></text:p>
        </text:list-item>
        <text:list-item>
          <text:p text:style-name="P20"><text:span text:style-name="T9">telscript($telname,coord_app_cod_deg_ha)</text:span><text:span text:style-name="T5"> = Current Hour angle position. Used by "tel1 hadec coord"</text:span></text:p>
          <text:p text:style-name="P20"><text:span text:style-name="T5"/></text:p>
        </text:list-item>
        <text:list-item>
          <text:p text:style-name="P20"><text:span text:style-name="T9">telscript($telname,action_next)</text:span><text:span text:style-name="T5">: </text:span><text:span text:style-name="T8">Any change of the value will be known at the the next loop.</text:span></text:p>
          <text:p text:style-name="P20"><text:span text:style-name="T8"/></text:p>
        </text:list-item>
        <text:list-item>
          <text:p text:style-name="P20"><text:span text:style-name="T9">telscript($telname,action_prev)</text:span><text:span text:style-name="T5">=telscript($telname,action_next): </text:span><text:span text:style-name="T8">Allow to keep in memory the previous "next" action.</text:span></text:p>
          <text:p text:style-name="P20"><text:span text:style-name="T8"/></text:p>
        </text:list-item>
        <text:list-item>
          <text:p text:style-name="P20"><text:span text:style-name="T9">telscript($telname,motion_next)</text:span><text:span text:style-name="T5">: </text:span><text:span text:style-name="T8">A string that can be used to distinguish the action to do and the motion of the telescope.</text:span></text:p>
          <text:p text:style-name="P20"><text:span text:style-name="T8"/></text:p>
        </text:list-item>
        <text:list-item>
          <text:p text:style-name="P20"><text:span text:style-name="T9">telscript($telname,motion_prev)</text:span><text:span text:style-name="T5">=telscript($telname,motion_next)</text:span></text:p>
          <text:p text:style-name="P20"><text:span text:style-name="T5"/></text:p>
        </text:list-item>
        <text:list-item>
          <text:p text:style-name="P20"><text:span text:style-name="T9">telscript($telname,message)</text:span><text:span text:style-name="T5">: Usefull to debug. </text:span><text:span text:style-name="T8">Append strings to this variables in the proc loop can be read easilly by this way.</text:span></text:p>
        </text:list-item>
      </text:list>
      <text:p text:style-name="P14"><text:span text:style-name="T4"/></text:p>
      <text:h text:style-name="Heading_20_1" text:outline-level="1"><text:span text:style-name="T13">4. </text:span><text:span text:style-name="T4">tel1 </text:span><text:span text:style-name="T13">special functions</text:span></text:h>
      <text:p text:style-name="P14"><text:span text:style-name="T13">The following functions are usefull to check the states of the proc loop. </text:span></text:p>
      <text:p text:style-name="P14"><text:span text:style-name="T4"/></text:p>
      <text:list xml:id="list32170851" text:style-name="L4">
        <text:list-item>
          <text:p text:style-name="P21"><text:span text:style-name="T9">tel1 looperror</text:span><text:span text:style-name="T5">. To read the errors found in the proc loop. A empty string is returned if there is no error.</text:span></text:p>
        </text:list-item>
      </text:list>
      <text:p text:style-name="P14"><text:soft-page-break/><text:span text:style-name="T4"/></text:p>
      <text:list xml:id="list32223732" text:continue-numbering="true" text:style-name="L4">
        <text:list-item>
          <text:p text:style-name="P21"><text:span text:style-name="T9">tel1 source</text:span><text:span text:style-name="T5">. To source again the script (useful to correct the loop proc)</text:span></text:p>
          <text:p text:style-name="P21"><text:span text:style-name="T5"/></text:p>
        </text:list-item>
        <text:list-item>
          <text:p text:style-name="P21"><text:span text:style-name="T10">tel1 variables</text:span><text:span text:style-name="T8">: Return a list that contains the variables of the array telscript. A good way to </text:span><text:span text:style-name="T5">display the exchange variables </text:span><text:span text:style-name="T8">is to type:</text:span></text:p>
        </text:list-item>
      </text:list>
      <text:p text:style-name="P14"><text:span text:style-name="T4"/></text:p>
      <text:p text:style-name="P25"><text:span text:style-name="T4">foreach res [lsort [tel1 variables]] { console::affiche_resultat "$res\n" }</text:span></text:p>
      <text:p text:style-name="P14"><text:span text:style-name="T4"/></text:p>
      <text:list xml:id="list32157805" text:style-name="L6">
        <text:list-item>
          <text:p text:style-name="P22"><text:span text:style-name="T9">tel1 loopeval</text:span><text:span text:style-name="T5">. To send a string to evaluate inside the proc loop. The result is displayed using "tel1 loopresult"</text:span></text:p>
          <text:p text:style-name="P22"><text:span text:style-name="T9"/></text:p>
        </text:list-item>
        <text:list-item>
          <text:p text:style-name="P22"><text:span text:style-name="T9">tel1 loopresult</text:span><text:span text:style-name="T5">. To display the result of "tel1 loopeval"</text:span></text:p>
          <text:p text:style-name="P22"><text:span text:style-name="T9"/></text:p>
        </text:list-item>
        <text:list-item>
          <text:p text:style-name="P22"><text:span text:style-name="T9">tel1 action</text:span><text:span text:style-name="T5">. To display the last action_next and the number of loops ever done.</text:span></text:p>
        </text:list-item>
      </text:list>
      <text:h text:style-name="Heading_20_1" text:outline-level="1"><text:span text:style-name="T13">5. A simple script template</text:span></text:h>
      <text:p text:style-name="P15"><text:span text:style-name="T16">The following s</text:span><text:span text:style-name="T4">cript </text:span><text:span text:style-name="T16">is a template that initializes exchange variables. This ca, be completed to adapt it to any telescope driver.</text:span></text:p>
      <text:p text:style-name="P15"><text:span text:style-name="T4"/></text:p>
      <text:p text:style-name="P13"><text:span text:style-name="T15"># --- common defined variables</text:span></text:p>
      <text:p text:style-name="P13"><text:span text:style-name="T15"># telscript(def,telname) is ever defined before the source of this script</text:span></text:p>
      <text:p text:style-name="P13"><text:span text:style-name="T15">set telscript(def,speed_diurnal) [expr 360./(23*3600+56*60+4)] ; # diurnal motion (deg/sec)</text:span></text:p>
      <text:p text:style-name="P13"><text:span text:style-name="T15"><text:line-break/># === Proc called one time at the start of the driver<text:line-break/>proc setup { } {<text:line-break/> <text:s text:c="2"/>global telscript<text:line-break/> <text:s text:c="2"/># --- Get useful variables<text:line-break/> <text:s text:c="2"/>set telname $telscript(def,telname)<text:line-break/><text:line-break/> <text:s text:c="2"/># --- The initial telescope position is HA=0 et Dec=0<text:line-break/> <text:s text:c="2"/>set telscript($telname,coord_app_cod_deg_ha) <text:s/>0<text:line-break/> <text:s text:c="2"/>set telscript($telname,coord_app_cod_deg_dec) 0<text:line-break/> <text:s text:c="2"/>set telscript($telname,jdutc_app_cod) [mc_date2jd now]<text:line-break/><text:line-break/> <text:s text:c="2"/># --- The initial telescope motion is "motor off"<text:line-break/> <text:s text:c="2"/>set telscript($telname,speed_app_cod_deg_ha) 0<text:line-break/> <text:s text:c="2"/>set telscript($telname,speed_app_cod_deg_dec) 0<text:line-break/> <text:s text:c="2"/>set telscript($telname,motion_next) "stopped"<text:line-break/><text:line-break/> <text:s text:c="2"/># --- Set a comment that the setup is OK<text:line-break/> <text:s text:c="2"/>set telscript($telname,status) "setup OK"<text:line-break/> <text:s text:c="2"/>#catch {set f [open "log.txt" w] ; close $f}<text:line-break/>}<text:line-break/><text:line-break/># === Proc called on loop after the start of the driver<text:line-break/>proc loop { } {<text:line-break/> <text:s text:c="2"/>global telscript<text:line-break/> <text:s text:c="2"/># --- Get useful variables<text:line-break/> <text:s text:c="2"/>set telname $telscript(def,telname)<text:line-break/> <text:s text:c="2"/>set home $telscript($telname,home)<text:line-break/> <text:s text:c="2"/>set telscript($telname,message) ""<text:line-break/><text:line-break/> <text:s text:c="2"/># === Compute current apparent coordinates for "tel1 radec coord"<text:line-break/> <text:s text:c="2"/># --- variables used to commit "tel1 radec coord" and "tel1 hadec coord" after this proc<text:line-break/> <text:s text:c="2"/>set telscript($telname,coord_app_cod_deg_ha) $ha<text:line-break/> <text:s text:c="2"/>set telscript($telname,coord_app_cod_deg_dec) $dec<text:line-break/> <text:s text:c="2"/>set telscript($telname,coord_app_cod_deg_ra) $ra<text:line-break/><text:line-break/> <text:s text:c="2"/># === Process actions (actions are set by tel1 commands)<text:line-break/> <text:s text:c="2"/>if {$telscript($telname,action_next)=="motor_on"} {<text:line-break/><text:line-break/> <text:s text:c="5"/># --- Action = motor_on<text:line-break/> <text:s text:c="5"/># (don't change telscript($telname,motion_next))<text:line-break/><text:line-break/> <text:s text:c="2"/>} elseif {$telscript($telname,action_next)=="motor_off"} {<text:line-break/><text:line-break/></text:span><text:soft-page-break/><text:span text:style-name="T15"> <text:s text:c="5"/># --- Action = motor_off</text:span></text:p>
      <text:p text:style-name="P12"><text:span text:style-name="T15"><text:s text:c="6"/># (don't change telscript($telname,motion_next))<text:line-break/><text:line-break/> <text:s text:c="2"/>} elseif {$telscript($telname,action_next)=="motor_stop"} {<text:line-break/><text:line-break/> <text:s text:c="5"/># --- Action = motor_stop<text:line-break/> <text:s text:c="5"/>set direction [string toupper $telscript($telname,move_direction)]<text:line-break/><text:line-break/> <text:s text:c="2"/>} elseif {$telscript($telname,action_next)=="radec_init"} {<text:line-break/><text:line-break/> <text:s text:c="5"/># --- Action = radec_init<text:line-break/> <text:s text:c="5"/>set telscript($telname,coord_app_cod_deg_ra) $telscript($telname,ra0)<text:line-break/> <text:s text:c="5"/>set telscript($telname,coord_app_cod_deg_dec) $telscript($telname,dec0)<text:line-break/><text:line-break/> <text:s text:c="2"/>} elseif {$telscript($telname,action_next)=="radec_goto"} {<text:line-break/><text:line-break/> <text:s text:c="5"/># --- Action = radec_goto<text:line-break/> <text:s text:c="5"/>set ra0 $telscript($telname,ra0)<text:line-break/> <text:s text:c="5"/>set dec0 $telscript($telname,dec0)<text:line-break/><text:line-break/> <text:s text:c="2"/>} elseif {$telscript($telname,action_next)=="hadec_init"} {<text:line-break/><text:line-break/> <text:s text:c="5"/># --- Action = radec_init<text:line-break/> <text:s text:c="5"/>set telscript($telname,coord_app_cod_deg_ha) $telscript($telname,ha0)<text:line-break/> <text:s text:c="5"/>set telscript($telname,coord_app_cod_deg_dec) $telscript($telname,dec0)<text:line-break/><text:line-break/> <text:s text:c="2"/>} elseif {$telscript($telname,action_next)=="hadec_goto"} {<text:line-break/><text:line-break/> <text:s text:c="5"/># --- Action = hadec_goto<text:line-break/> <text:s text:c="5"/>set ha0 $telscript($telname,ha0)<text:line-break/> <text:s text:c="5"/>set dec0 $telscript($telname,dec0)<text:line-break/><text:line-break/> <text:s text:c="2"/>} elseif {$telscript($telname,action_next)=="move_start"} {<text:line-break/><text:line-break/> <text:s text:c="5"/># --- Action = move_start<text:line-break/> <text:s text:c="5"/>set rate $telscript($telname,radec_move_rate)<text:line-break/> <text:s text:c="5"/>set direction [string toupper $telscript($telname,move_direction)]<text:line-break/><text:line-break/> <text:s text:c="2"/>}<text:line-break/><text:line-break/> <text:s text:c="2"/># --- Set a comment that the loop is OK<text:line-break/> <text:s text:c="2"/>set telscript($telname,status) "loop O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paragraph-properties>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H28M17S</meta:editing-duration>
    <meta:editing-cycles>196</meta:editing-cycles>
    <meta:generator>LibreOffice/3.6$Windows_x86 LibreOffice_project/2ef5aff-a6fb0ff-166bdff-cf087ad-0f1389</meta:generator>
    <dc:date>2013-02-03T12:07:48.77</dc:date>
    <meta:document-statistic meta:table-count="0" meta:image-count="0" meta:object-count="0" meta:page-count="4" meta:paragraph-count="47" meta:word-count="1096" meta:character-count="8329" meta:non-whitespace-character-count="7034"/>
    <meta:user-defined meta:name="Info 1"/>
    <meta:user-defined meta:name="Info 2"/>
    <meta:user-defined meta:name="Info 3"/>
    <meta:user-defined meta:name="Info 4"/>
  </office:meta>
</office:document-meta>
</file>